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atin Modern Roman" svg:font-family="'Latin Modern Roman'"/>
    <style:font-face style:name="Latin Modern Roman1" svg:font-family="'Latin Modern Roman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eX Gyre Pagella" svg:font-family="'TeX Gyre Pagella'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02124" loext:opacity="100%" style:font-name="Latin Modern Roman1" fo:font-size="14pt" fo:letter-spacing="normal" fo:language="es" fo:country="ES" fo:font-style="normal" fo:font-weight="normal" officeooo:paragraph-rsid="000e0110" style:font-size-asian="14pt" style:font-size-complex="14pt"/>
    </style:style>
    <style:style style:name="P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02124" loext:opacity="100%" style:font-name="Latin Modern Roman1" fo:font-size="14pt" fo:letter-spacing="normal" fo:language="es" fo:country="ES" fo:font-style="normal" fo:font-weight="bold" officeooo:rsid="0007583b" officeooo:paragraph-rsid="0007583b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02124" loext:opacity="100%" style:font-name="Latin Modern Roman1" fo:font-size="14pt" fo:letter-spacing="normal" fo:language="es" fo:country="ES" fo:font-style="normal" fo:font-weight="bold" officeooo:rsid="0007583b" officeooo:paragraph-rsid="003b472a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02124" loext:opacity="100%" style:font-name="Latin Modern Roman1" fo:font-size="14pt" fo:letter-spacing="normal" fo:language="es" fo:country="ES" fo:font-style="normal" fo:font-weight="bold" officeooo:rsid="000e0110" officeooo:paragraph-rsid="000e0110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02124" loext:opacity="100%" style:font-name="Latin Modern Roman1" fo:font-size="10pt" fo:letter-spacing="normal" fo:language="es" fo:country="ES" fo:font-style="normal" fo:font-weight="normal" officeooo:rsid="0005c65d" officeooo:paragraph-rsid="0005c65d" style:font-size-asian="8.75pt" style:font-size-complex="10pt"/>
    </style:style>
    <style:style style:name="P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02124" loext:opacity="100%" style:font-name="Latin Modern Roman1" fo:font-size="10pt" fo:letter-spacing="normal" fo:language="es" fo:country="ES" fo:font-style="normal" fo:font-weight="normal" officeooo:paragraph-rsid="0005c65d" style:font-size-asian="8.75pt" style:font-size-complex="10pt"/>
    </style:style>
    <style:style style:name="P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02124" loext:opacity="100%" style:font-name="Latin Modern Roman1" fo:font-size="10pt" fo:letter-spacing="normal" fo:language="es" fo:country="ES" fo:font-style="normal" fo:font-weight="normal" officeooo:paragraph-rsid="003b472a" style:font-size-asian="8.75pt" style:font-size-complex="10pt"/>
    </style:style>
    <style:style style:name="P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02124" loext:opacity="100%" style:font-name="Latin Modern Roman1" fo:font-size="10pt" fo:letter-spacing="normal" fo:language="es" fo:country="ES" fo:font-style="normal" fo:font-weight="normal" officeooo:rsid="0007583b" officeooo:paragraph-rsid="0007583b" style:font-size-asian="8.75pt" style:font-size-complex="10pt"/>
    </style:style>
    <style:style style:name="P1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02124" loext:opacity="100%" style:font-name="Latin Modern Roman1" fo:font-size="10pt" fo:letter-spacing="normal" fo:language="es" fo:country="ES" fo:font-style="normal" fo:font-weight="normal" officeooo:rsid="000e0110" officeooo:paragraph-rsid="000e0110" style:font-size-asian="8.75pt" style:font-size-complex="10pt"/>
    </style:style>
    <style:style style:name="P1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02124" loext:opacity="100%" style:font-name="Latin Modern Roman1" fo:font-size="10pt" fo:letter-spacing="normal" fo:language="es" fo:country="ES" fo:font-style="normal" fo:font-weight="normal" officeooo:rsid="000dcfbd" officeooo:paragraph-rsid="000dcfbd" style:font-size-asian="8.75pt" style:font-size-complex="10pt"/>
    </style:style>
    <style:style style:name="P1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02124" loext:opacity="100%" style:font-name="Latin Modern Roman1" fo:font-size="10pt" fo:letter-spacing="normal" fo:language="es" fo:country="ES" fo:font-style="normal" style:text-underline-style="solid" style:text-underline-width="auto" style:text-underline-color="font-color" fo:font-weight="normal" officeooo:rsid="0007c8ce" officeooo:paragraph-rsid="0007c8ce" style:font-size-asian="8.75pt" style:font-size-complex="10pt"/>
    </style:style>
    <style:style style:name="P1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02124" loext:opacity="100%" style:font-name="Latin Modern Roman1" fo:font-size="10pt" fo:letter-spacing="normal" fo:language="es" fo:country="ES" fo:font-style="normal" style:text-underline-style="none" fo:font-weight="normal" officeooo:paragraph-rsid="0006c02e" style:font-size-asian="8.75pt" style:font-size-complex="10pt"/>
    </style:style>
    <style:style style:name="P1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ff0000" loext:opacity="100%" style:font-name="Latin Modern Roman1" fo:font-size="14pt" fo:letter-spacing="normal" fo:language="es" fo:country="ES" fo:font-style="normal" fo:font-weight="bold" officeooo:rsid="000e0110" officeooo:paragraph-rsid="000e0110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ff0000" loext:opacity="100%" style:font-name="Latin Modern Roman1" fo:font-size="14pt" fo:letter-spacing="normal" fo:language="es" fo:country="ES" fo:font-style="normal" fo:font-weight="bold" officeooo:rsid="0006c02e" officeooo:paragraph-rsid="003b472a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ff0000" loext:opacity="100%" style:font-name="Latin Modern Roman1" fo:font-size="10pt" fo:letter-spacing="normal" fo:language="es" fo:country="ES" fo:font-style="normal" fo:font-weight="normal" officeooo:rsid="0006c02e" officeooo:paragraph-rsid="003b472a" style:font-size-asian="8.75pt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Latin Modern Roman1" fo:font-size="10pt" fo:letter-spacing="normal" fo:language="es" fo:country="ES" fo:font-style="normal" fo:font-weight="normal" officeooo:rsid="00284e4a" officeooo:paragraph-rsid="00397f2b" style:font-size-asian="8.75pt" style:font-size-complex="10pt"/>
    </style:style>
    <style:style style:name="P18" style:family="paragraph" style:parent-style-name="Standard">
      <style:paragraph-properties fo:text-align="justify" style:justify-single-word="false"/>
      <style:text-properties style:font-name="Latin Modern Roman1" fo:font-size="10pt" fo:language="es" fo:country="ES" fo:font-style="normal" fo:font-weight="normal" officeooo:paragraph-rsid="002e3a28" style:font-size-asian="8.75pt" style:font-size-complex="10pt"/>
    </style:style>
    <style:style style:name="P19" style:family="paragraph" style:parent-style-name="Standard">
      <style:paragraph-properties fo:text-align="justify" style:justify-single-word="false"/>
      <style:text-properties style:font-name="Latin Modern Roman1" fo:font-size="10pt" fo:language="es" fo:country="ES" fo:font-style="normal" fo:font-weight="normal" officeooo:paragraph-rsid="003b472a" style:font-size-asian="8.75pt" style:font-size-complex="10pt"/>
    </style:style>
    <style:style style:name="P2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Latin Modern Roman1" fo:font-size="10pt" fo:language="es" fo:country="ES" officeooo:paragraph-rsid="002e3a28" style:font-size-asian="8.75pt" style:font-size-complex="10pt"/>
    </style:style>
    <style:style style:name="P2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Latin Modern Roman1" fo:font-size="10pt" fo:language="es" fo:country="ES" officeooo:paragraph-rsid="0005c65d" style:font-size-asian="8.75pt" style:font-size-complex="10pt"/>
    </style:style>
    <style:style style:name="P2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Latin Modern Roman1" fo:font-size="10pt" fo:language="es" fo:country="ES" officeooo:paragraph-rsid="003b472a" style:font-size-asian="8.75pt" style:font-size-complex="10pt"/>
    </style:style>
    <style:style style:name="P23" style:family="paragraph" style:parent-style-name="Standard">
      <style:paragraph-properties fo:text-align="justify" style:justify-single-word="false"/>
      <style:text-properties style:font-name="Latin Modern Roman1" fo:font-size="10pt" officeooo:paragraph-rsid="003b472a" style:font-size-asian="8.75pt" style:font-size-complex="10pt"/>
    </style:style>
    <style:style style:name="P24" style:family="paragraph" style:parent-style-name="Standard">
      <style:paragraph-properties fo:text-align="justify" style:justify-single-word="false"/>
      <style:text-properties style:font-name="Latin Modern Roman1" fo:font-size="10pt" officeooo:paragraph-rsid="003f03be" style:font-size-asian="8.75pt" style:font-size-complex="10pt"/>
    </style:style>
    <style:style style:name="P25" style:family="paragraph" style:parent-style-name="Standard">
      <style:paragraph-properties fo:text-align="justify" style:justify-single-word="false"/>
      <style:text-properties style:font-name="Latin Modern Roman1" fo:language="es" fo:country="ES" officeooo:paragraph-rsid="003b472a"/>
    </style:style>
    <style:style style:name="P26" style:family="paragraph" style:parent-style-name="Standard">
      <loext:graphic-properties draw:fill-gradient-name="gradient" draw:fill-hatch-name="hatch"/>
      <style:paragraph-properties fo:text-align="justify" style:justify-single-word="false">
        <style:drop-cap style:lines="2"/>
      </style:paragraph-properties>
      <style:text-properties style:font-name="Latin Modern Roman1" fo:language="es" fo:country="ES" officeooo:paragraph-rsid="003b472a"/>
    </style:style>
    <style:style style:name="P2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Latin Modern Roman1" fo:language="es" fo:country="ES" officeooo:paragraph-rsid="003b472a"/>
    </style:style>
    <style:style style:name="P2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Latin Modern Roman1" fo:language="es" fo:country="ES" officeooo:paragraph-rsid="003c7cf7"/>
    </style:style>
    <style:style style:name="P2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Latin Modern Roman1" fo:language="es" fo:country="ES" officeooo:paragraph-rsid="003d46d6"/>
    </style:style>
    <style:style style:name="P30" style:family="paragraph" style:parent-style-name="Standard">
      <style:paragraph-properties fo:text-align="justify" style:justify-single-word="false"/>
      <style:text-properties style:font-name="Latin Modern Roman1" officeooo:paragraph-rsid="003b472a"/>
    </style:style>
    <style:style style:name="P31" style:family="paragraph" style:parent-style-name="Standard">
      <loext:graphic-properties draw:fill-gradient-name="gradient" draw:fill-hatch-name="hatch"/>
      <style:paragraph-properties fo:text-align="justify" style:justify-single-word="false">
        <style:drop-cap style:lines="2"/>
      </style:paragraph-properties>
      <style:text-properties style:font-name="Latin Modern Roman1" officeooo:paragraph-rsid="003b472a"/>
    </style:style>
    <style:style style:name="P3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Latin Modern Roman1" fo:font-size="14pt" fo:language="es" fo:country="ES" officeooo:paragraph-rsid="003f03be" style:font-size-asian="14pt" style:font-size-complex="14pt"/>
    </style:style>
    <style:style style:name="P33" style:family="paragraph" style:parent-style-name="Standard">
      <style:paragraph-properties fo:text-align="justify" style:justify-single-word="false"/>
      <style:text-properties style:font-name="Latin Modern Roman1" fo:font-size="14pt" fo:language="es" fo:country="ES" officeooo:paragraph-rsid="003b472a" style:font-size-asian="14pt" style:font-size-complex="14pt"/>
    </style:style>
    <style:style style:name="P34" style:family="paragraph" style:parent-style-name="Standard">
      <style:paragraph-properties fo:text-align="justify" style:justify-single-word="false"/>
      <style:text-properties style:font-name="Latin Modern Roman1" fo:font-size="14pt" officeooo:paragraph-rsid="003b472a" style:font-size-asian="14pt" style:font-size-complex="14pt"/>
    </style:style>
    <style:style style:name="P35" style:family="paragraph" style:parent-style-name="Standard">
      <style:paragraph-properties fo:text-align="justify" style:justify-single-word="false"/>
      <style:text-properties style:font-name="Latin Modern Roman1" fo:font-size="14pt" officeooo:paragraph-rsid="003c7cf7" style:font-size-asian="14pt" style:font-size-complex="14pt"/>
    </style:style>
    <style:style style:name="P36" style:family="paragraph" style:parent-style-name="Standard">
      <style:paragraph-properties fo:text-align="justify" style:justify-single-word="false"/>
      <style:text-properties style:font-name="Latin Modern Roman1" fo:font-size="14pt" officeooo:paragraph-rsid="003d46d6" style:font-size-asian="14pt" style:font-size-complex="14pt"/>
    </style:style>
    <style:style style:name="P37" style:family="paragraph" style:parent-style-name="Standard">
      <style:paragraph-properties fo:text-align="justify" style:justify-single-word="false"/>
      <style:text-properties style:font-name="Latin Modern Roman1" fo:font-size="14pt" officeooo:paragraph-rsid="003f03be" style:font-size-asian="14pt" style:font-size-complex="14pt"/>
    </style:style>
    <style:style style:name="P38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orphans="2" fo:widows="2" fo:text-indent="0cm" style:auto-text-indent="false">
        <style:drop-cap style:lines="2"/>
      </style:paragraph-properties>
      <style:text-properties style:font-name="Latin Modern Roman1" fo:font-size="14pt" officeooo:paragraph-rsid="003f03be" style:font-size-asian="14pt" style:font-size-complex="14pt"/>
    </style:style>
    <style:style style:name="P39" style:family="paragraph" style:parent-style-name="Standard">
      <style:paragraph-properties fo:text-align="center" style:justify-single-word="false"/>
      <style:text-properties style:font-name="Latin Modern Roman1" fo:font-size="14pt" officeooo:paragraph-rsid="003f03be" style:font-size-asian="14pt" style:font-size-complex="14pt"/>
    </style:style>
    <style:style style:name="P40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202124" loext:opacity="100%" style:font-name="Latin Modern Roman1" fo:font-size="24pt" fo:language="es" fo:country="ES" fo:font-weight="bold" officeooo:rsid="003b472a" officeooo:paragraph-rsid="003b472a"/>
    </style:style>
    <style:style style:name="P4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ff0000" loext:opacity="100%" style:font-name="Latin Modern Roman1" fo:font-size="14pt" fo:language="es" fo:country="ES" officeooo:paragraph-rsid="003b472a"/>
    </style:style>
    <style:style style:name="P4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ff0000" loext:opacity="100%" style:font-name="Latin Modern Roman1" fo:font-size="14pt" fo:language="es" fo:country="ES" fo:font-weight="bold" officeooo:paragraph-rsid="003f03be" style:font-size-asian="14pt" style:font-weight-asian="bold" style:font-size-complex="14pt" style:font-weight-complex="bold"/>
    </style:style>
    <style:style style:name="P43" style:family="paragraph" style:parent-style-name="Standard">
      <style:paragraph-properties fo:text-align="center" style:justify-single-word="false"/>
      <style:text-properties fo:color="#ff0000" loext:opacity="100%" style:font-name="Latin Modern Roman1" fo:font-size="14pt" fo:language="es" fo:country="ES" fo:font-style="italic" fo:font-weight="bold" officeooo:paragraph-rsid="003f03be" style:font-size-asian="14pt" style:font-style-asian="italic" style:font-size-complex="14pt" style:font-style-complex="italic"/>
    </style:style>
    <style:style style:name="P44" style:family="paragraph" style:parent-style-name="Standard">
      <style:paragraph-properties fo:text-align="center" style:justify-single-word="false"/>
      <style:text-properties fo:color="#ff0000" loext:opacity="100%" style:font-name="Latin Modern Roman1" fo:font-size="14pt" fo:font-style="italic" fo:font-weight="bold" officeooo:paragraph-rsid="003b472a" style:font-size-asian="14pt" style:font-style-asian="italic" style:font-size-complex="14pt" style:font-style-complex="italic"/>
    </style:style>
    <style:style style:name="P45" style:family="paragraph" style:parent-style-name="Standard">
      <style:paragraph-properties fo:text-align="center" style:justify-single-word="false"/>
      <style:text-properties fo:color="#ff0000" loext:opacity="100%" style:font-name="Latin Modern Roman1" fo:font-size="14pt" fo:font-style="italic" fo:font-weight="bold" officeooo:paragraph-rsid="003f03be" style:font-size-asian="14pt" style:font-style-asian="italic" style:font-size-complex="14pt" style:font-style-complex="italic"/>
    </style:style>
    <style:style style:name="P46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ff0000" loext:opacity="100%" style:font-name="Latin Modern Roman1" fo:font-size="14pt" fo:letter-spacing="normal" fo:language="es" fo:country="ES" fo:font-style="normal" fo:font-weight="bold" officeooo:rsid="003b472a" officeooo:paragraph-rsid="003b472a" style:font-size-asian="14pt" style:font-weight-asian="bold" style:font-size-complex="14pt" style:font-weight-complex="bold"/>
    </style:style>
    <style:style style:name="P47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ff0000" loext:opacity="100%" style:font-name="Latin Modern Roman1" fo:font-size="14pt" fo:letter-spacing="normal" fo:language="es" fo:country="ES" fo:font-style="normal" fo:font-weight="bold" officeooo:rsid="0006c02e" officeooo:paragraph-rsid="0006c02e" style:font-size-asian="14pt" style:font-weight-asian="bold" style:font-size-complex="14pt" style:font-weight-complex="bold"/>
    </style:style>
    <style:style style:name="P48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ff0000" loext:opacity="100%" style:font-name="Latin Modern Roman1" fo:font-size="10pt" fo:letter-spacing="normal" fo:language="es" fo:country="ES" fo:font-style="normal" fo:font-weight="bold" officeooo:rsid="0006c02e" officeooo:paragraph-rsid="0006c02e" style:font-size-asian="8.75pt" style:font-size-complex="10pt"/>
    </style:style>
    <style:style style:name="P4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02124" loext:opacity="100%" style:font-name="Latin Modern Roman1" fo:font-size="14pt" fo:letter-spacing="normal" fo:language="es" fo:country="ES" fo:font-style="normal" fo:font-weight="normal" officeooo:paragraph-rsid="003b472a" style:font-size-asian="14pt" style:font-size-complex="14pt"/>
    </style:style>
    <style:style style:name="P5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02124" loext:opacity="100%" style:font-name="Latin Modern Roman1" fo:font-size="14pt" fo:letter-spacing="normal" fo:language="es" fo:country="ES" fo:font-style="normal" fo:font-weight="normal" officeooo:paragraph-rsid="003d46d6" style:font-size-asian="14pt" style:font-size-complex="14pt"/>
    </style:style>
    <style:style style:name="P5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Latin Modern Roman1" fo:font-size="10pt" fo:language="es" fo:country="ES" officeooo:paragraph-rsid="003d46d6" style:font-size-asian="8.75pt" style:font-size-complex="10pt"/>
    </style:style>
    <style:style style:name="P52" style:family="paragraph" style:parent-style-name="Standard">
      <style:paragraph-properties fo:text-align="justify" style:justify-single-word="false"/>
      <style:text-properties style:font-name="Latin Modern Roman1" fo:font-size="10pt" officeooo:paragraph-rsid="003b472a" style:font-size-asian="8.75pt" style:font-size-complex="10pt"/>
    </style:style>
    <style:style style:name="P53" style:family="paragraph" style:parent-style-name="Standard">
      <style:paragraph-properties fo:text-align="justify" style:justify-single-word="false"/>
      <style:text-properties style:font-name="Latin Modern Roman1" fo:font-size="10pt" officeooo:paragraph-rsid="003f03be" style:font-size-asian="8.75pt" style:font-size-complex="10pt"/>
    </style:style>
    <style:style style:name="P54" style:family="paragraph" style:parent-style-name="Standard">
      <style:paragraph-properties fo:text-align="justify" style:justify-single-word="false"/>
      <style:text-properties style:use-window-font-color="true" loext:opacity="0%" style:font-name="Latin Modern Roman1" fo:font-size="14pt" fo:language="es" fo:country="ES" fo:font-style="normal" fo:font-weight="normal" officeooo:rsid="00378063" officeooo:paragraph-rsid="003b472a" style:font-size-asian="14pt" style:font-size-complex="14pt"/>
    </style:style>
    <style:style style:name="T1" style:family="text">
      <style:text-properties fo:font-variant="normal" fo:text-transform="none" fo:color="#202124" loext:opacity="100%" fo:letter-spacing="normal" fo:language="es" fo:country="ES" fo:font-style="normal" fo:font-weight="normal" officeooo:rsid="00397f2b"/>
    </style:style>
    <style:style style:name="T2" style:family="text">
      <style:text-properties fo:font-variant="normal" fo:text-transform="none" fo:color="#202124" loext:opacity="100%" fo:letter-spacing="normal" fo:language="es" fo:country="ES" fo:font-style="normal" fo:font-weight="normal" officeooo:rsid="003f03be"/>
    </style:style>
    <style:style style:name="T3" style:family="text">
      <style:text-properties fo:font-variant="normal" fo:text-transform="none" fo:color="#202124" loext:opacity="100%" fo:letter-spacing="normal" fo:font-style="normal" fo:font-weight="bold" officeooo:rsid="000e0110" style:font-name-asian="Noto Serif CJK SC" style:font-weight-asian="bold" style:font-name-complex="Lohit Devanagari1" style:font-weight-complex="bold"/>
    </style:style>
    <style:style style:name="T4" style:family="text">
      <style:text-properties fo:font-variant="normal" fo:text-transform="none" fo:color="#202124" loext:opacity="100%" fo:font-size="14pt" fo:letter-spacing="normal" fo:font-style="normal" fo:font-weight="normal" style:font-size-asian="14pt" style:font-size-complex="14pt"/>
    </style:style>
    <style:style style:name="T5" style:family="text">
      <style:text-properties fo:font-variant="normal" fo:text-transform="none" fo:color="#202124" loext:opacity="100%" fo:font-size="14pt" fo:letter-spacing="normal" fo:font-style="normal" fo:font-weight="normal" officeooo:rsid="00212a13" style:font-size-asian="14pt" style:font-size-complex="14pt"/>
    </style:style>
    <style:style style:name="T6" style:family="text">
      <style:text-properties fo:font-variant="normal" fo:text-transform="none" fo:color="#202124" loext:opacity="100%" fo:font-size="14pt" fo:letter-spacing="normal" fo:font-style="normal" fo:font-weight="normal" officeooo:rsid="00224290" style:font-size-asian="14pt" style:font-size-complex="14pt"/>
    </style:style>
    <style:style style:name="T7" style:family="text">
      <style:text-properties fo:font-variant="normal" fo:text-transform="none" fo:color="#202124" loext:opacity="100%" fo:font-size="14pt" fo:letter-spacing="normal" fo:font-style="normal" fo:font-weight="normal" officeooo:rsid="0007c8ce" style:font-size-asian="14pt" style:font-size-complex="14pt"/>
    </style:style>
    <style:style style:name="T8" style:family="text">
      <style:text-properties fo:font-variant="normal" fo:text-transform="none" fo:color="#202124" loext:opacity="100%" fo:font-size="14pt" fo:letter-spacing="normal" fo:font-style="normal" fo:font-weight="normal" officeooo:rsid="00224290" style:font-size-asian="14pt" style:font-weight-asian="bold" style:font-size-complex="14pt" style:font-weight-complex="bold"/>
    </style:style>
    <style:style style:name="T9" style:family="text">
      <style:text-properties fo:font-variant="normal" fo:text-transform="none" fo:letter-spacing="normal" fo:font-style="normal" fo:font-weight="bold" officeooo:rsid="0007c8ce" style:font-size-asian="14pt" style:font-weight-asian="bold" style:font-size-complex="14pt" style:font-weight-complex="bold"/>
    </style:style>
    <style:style style:name="T10" style:family="text">
      <style:text-properties fo:font-variant="normal" fo:text-transform="none" fo:letter-spacing="normal" fo:font-style="normal" officeooo:rsid="000e0110"/>
    </style:style>
    <style:style style:name="T11" style:family="text">
      <style:text-properties fo:font-variant="normal" fo:text-transform="none" fo:letter-spacing="normal" fo:font-style="normal" officeooo:rsid="0015e4ff"/>
    </style:style>
    <style:style style:name="T12" style:family="text">
      <style:text-properties fo:font-variant="normal" fo:text-transform="none" fo:color="#ff0000" loext:opacity="100%" fo:font-size="14pt" fo:letter-spacing="normal" fo:font-style="normal" fo:font-weight="bold" officeooo:rsid="0006c02e" style:font-size-asian="14pt" style:font-weight-asian="bold" style:font-size-complex="14pt" style:font-weight-complex="bold"/>
    </style:style>
    <style:style style:name="T13" style:family="text">
      <style:text-properties fo:font-variant="normal" fo:text-transform="none" fo:color="#ff0000" loext:opacity="100%" fo:font-size="14pt" fo:letter-spacing="normal" fo:font-style="normal" fo:font-weight="bold" officeooo:rsid="0007c8ce" style:font-size-asian="14pt" style:font-weight-asian="bold" style:font-size-complex="14pt" style:font-weight-complex="bold"/>
    </style:style>
    <style:style style:name="T14" style:family="text">
      <style:text-properties fo:font-variant="normal" fo:text-transform="none" fo:color="#ff0000" loext:opacity="100%" fo:letter-spacing="normal" fo:font-style="normal" fo:font-weight="bold" officeooo:rsid="0007c8ce" style:font-weight-asian="bold" style:font-weight-complex="bold"/>
    </style:style>
    <style:style style:name="T15" style:family="text">
      <style:text-properties fo:font-variant="normal" fo:text-transform="none" fo:color="#ff0000" loext:opacity="100%" fo:letter-spacing="normal" fo:font-style="normal" fo:font-weight="bold" officeooo:rsid="000e0110" style:font-name-asian="TeX Gyre Pagella" style:font-weight-asian="bold" style:font-name-complex="TeX Gyre Pagella" style:font-weight-complex="bold"/>
    </style:style>
    <style:style style:name="T16" style:family="text">
      <style:text-properties fo:font-variant="normal" fo:text-transform="none" fo:color="#ff0000" loext:opacity="100%" fo:letter-spacing="normal" fo:font-style="normal" fo:font-weight="bold" officeooo:rsid="00284e4a" style:font-name-asian="Noto Serif CJK SC" style:font-weight-asian="bold" style:font-name-complex="Lohit Devanagari1" style:font-weight-complex="bold"/>
    </style:style>
    <style:style style:name="T17" style:family="text">
      <style:text-properties fo:font-variant="normal" fo:text-transform="none" fo:color="#000000" loext:opacity="100%" fo:letter-spacing="normal" fo:language="es" fo:country="ES" fo:font-style="normal" fo:font-weight="normal" officeooo:rsid="00397f2b"/>
    </style:style>
    <style:style style:name="T18" style:family="text">
      <style:text-properties fo:font-variant="normal" fo:text-transform="none" fo:color="#000000" loext:opacity="100%" fo:letter-spacing="normal" fo:language="es" fo:country="ES" fo:font-style="normal" fo:font-weight="normal" officeooo:rsid="00397f2b" fo:background-color="#ffffff" loext:char-shading-value="0"/>
    </style:style>
    <style:style style:name="T19" style:family="text">
      <style:text-properties fo:font-variant="normal" fo:text-transform="none" style:use-window-font-color="true" loext:opacity="0%" fo:letter-spacing="normal" fo:font-style="normal" fo:font-weight="bold" officeooo:rsid="00284e4a" style:font-name-asian="Noto Serif CJK SC" style:font-weight-asian="bold" style:font-name-complex="Lohit Devanagari1" style:font-weight-complex="bold"/>
    </style:style>
    <style:style style:name="T20" style:family="text">
      <style:text-properties fo:font-variant="normal" fo:text-transform="none" style:use-window-font-color="true" loext:opacity="0%" fo:font-size="14pt" fo:letter-spacing="normal" fo:font-style="normal" fo:font-weight="bold" officeooo:rsid="0006c02e" style:font-size-asian="14pt" style:font-weight-asian="bold" style:font-size-complex="14pt" style:font-weight-complex="bold"/>
    </style:style>
    <style:style style:name="T21" style:family="text">
      <style:text-properties officeooo:rsid="0016bd94"/>
    </style:style>
    <style:style style:name="T22" style:family="text">
      <style:text-properties style:use-window-font-color="true" loext:opacity="0%" fo:font-style="normal" fo:font-weight="normal" officeooo:rsid="00378063"/>
    </style:style>
    <style:style style:name="T23" style:family="text">
      <style:text-properties style:use-window-font-color="true" loext:opacity="0%" fo:font-size="14pt" fo:language="es" fo:country="ES" officeooo:rsid="003b472a" style:font-size-asian="14pt" style:font-size-complex="14pt"/>
    </style:style>
    <style:style style:name="T24" style:family="text">
      <style:text-properties style:use-window-font-color="true" loext:opacity="0%" fo:font-size="14pt" officeooo:rsid="003b472a" style:font-size-asian="14pt" style:font-size-complex="14pt"/>
    </style:style>
    <style:style style:name="T25" style:family="text">
      <style:text-properties style:use-window-font-color="true" loext:opacity="0%" fo:font-size="14pt" officeooo:rsid="00378063" style:font-size-asian="14pt" style:font-size-complex="14pt"/>
    </style:style>
    <style:style style:name="T26" style:family="text">
      <style:text-properties style:use-window-font-color="true" loext:opacity="0%" fo:language="es" fo:country="ES" fo:font-style="normal" fo:font-weight="normal" officeooo:rsid="00378063"/>
    </style:style>
    <style:style style:name="T27" style:family="text">
      <style:text-properties fo:color="#000000" loext:opacity="100%" style:text-underline-style="none" style:font-size-asian="24pt" style:font-size-complex="24pt"/>
    </style:style>
    <style:style style:name="T28" style:family="text">
      <style:text-properties fo:color="#000000" loext:opacity="100%" style:text-underline-style="none" officeooo:rsid="00378063" style:font-size-asian="24pt" style:font-size-complex="24pt"/>
    </style:style>
    <style:style style:name="T29" style:family="text">
      <style:text-properties fo:font-weight="bold" style:font-size-asian="14pt" style:font-weight-asian="bold" style:font-size-complex="14pt" style:font-weight-complex="bold"/>
    </style:style>
    <style:style style:name="T30" style:family="text">
      <style:text-properties fo:font-weight="bold" officeooo:rsid="003b472a" style:font-size-asian="14pt" style:font-weight-asian="bold" style:font-size-complex="14pt" style:font-weight-complex="bold"/>
    </style:style>
    <style:style style:name="T31" style:family="text">
      <style:text-properties officeooo:rsid="003b472a"/>
    </style:style>
    <style:style style:name="T32" style:family="text">
      <style:text-properties fo:font-size="14pt" style:font-size-asian="14pt" style:font-size-complex="14pt"/>
    </style:style>
    <style:style style:name="T33" style:family="text">
      <style:text-properties style:font-weight-asian="bold" style:font-weight-complex="bold"/>
    </style:style>
    <style:style style:name="T34" style:family="text">
      <style:text-properties style:font-name="Latin Modern Roman" officeooo:rsid="003f03be" style:font-name-asian="Latin Modern Roman" style:font-name-complex="Latin Modern Roman"/>
    </style:style>
    <style:style style:name="T35" style:family="text">
      <style:text-properties fo:background-color="#ffffff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DEL LECCIONARIO DEL BAUTISMO</text:p>
      <text:p text:style-name="P13"/>
      <text:p text:style-name="P40"><text:span text:style-name="T28">R</text:span><text:span text:style-name="T27">ITO DE BAUTISMO</text:span></text:p>
      <text:p text:style-name="P6"/>
      <text:p text:style-name="P47">PRIMERA LECTURA</text:p>
      <text:p text:style-name="P48"/>
      <text:p text:style-name="P43">Derramaré sobre vosotros un agua pura </text:p>
      <text:p text:style-name="P43">que os purificará de todas vuestras inmundicias</text:p>
      <text:p text:style-name="P7"/>
      <text:p text:style-name="P25"><text:span text:style-name="T20">Lectura del profeta Ezequiel</text:span><text:span text:style-name="T12"> 36, 24-28</text:span></text:p>
      <text:p text:style-name="P20"/>
      <text:p text:style-name="P26"><text:span text:style-name="T24">M</text:span><text:span text:style-name="T25">e vino esta palabra del Señor: </text:span><text:span text:style-name="T32">Os recogeré de entre las naciones, os reuniré de todos los países, y os llevaré a vuestra tierra.</text:span></text:p>
      <text:p text:style-name="P33">Derramaré sobre vosotros un agua pura que os purificará: de todas vuestras inmundicias e idolatrías os he de purificar; y os daré un corazón nuevo, y os infundiré un espíritu nuevo; arrancaré de vuestra carne el corazón de piedra, y os daré un corazón de carne.</text:p>
      <text:p text:style-name="P33">Os infundiré mi espíritu, y haré que caminéis según mis preceptos, y que guardéis y cumpláis mis mandatos. Y habitaréis en la tierra que di a vuestros padres. Vosotros seréis mi pueblo <text:span text:style-name="T22">y yo seré vuestro Dios.</text:span></text:p>
      <text:p text:style-name="P18"/>
      <text:p text:style-name="P3">Palabra de Dios.</text:p>
      <text:p text:style-name="P9"/>
      <text:p text:style-name="P41"><text:span text:style-name="T9">Salmo responsorial 22, 1-3a. 3b-4. 5. 6</text:span><text:span text:style-name="T29"> (R.: cf. </text:span><text:span text:style-name="T30">1</text:span><text:span text:style-name="T29">)</text:span></text:p>
      <text:p text:style-name="P12"/>
      <text:p text:style-name="P27"><text:span text:style-name="T13">R.</text:span><text:span text:style-name="T7"><text:tab/>El Señor es mi pastor, nada me falta</text:span><text:span text:style-name="T5">.</text:span></text:p>
      <text:p text:style-name="P7"/>
      <text:p text:style-name="P49"><text:tab/>El Señor es mi pastor, nada me falta:</text:p>
      <text:p text:style-name="P34"><text:s text:c="7"/>en verdes praderas me hace recostar;</text:p>
      <text:p text:style-name="P34"><text:s text:c="7"/>me conduce hacia fuentes tranquilas</text:p>
      <text:p text:style-name="P27"><text:span text:style-name="T6"><text:s text:c="7"/>y repara mis fuerzas.</text:span><text:span text:style-name="T4"><text:tab/></text:span><text:span text:style-name="T13">R.</text:span></text:p>
      <text:p text:style-name="P7"/>
      <text:p text:style-name="P7"/>
      <text:p text:style-name="P7"/>
      <text:p text:style-name="P7"/>
      <text:p text:style-name="P7"/>
      <text:p text:style-name="P7"/>
      <text:p text:style-name="P28"><text:soft-page-break/><text:span text:style-name="T4"><text:tab/>Me guía por sendero justo,</text:span></text:p>
      <text:p text:style-name="P35"><text:s text:c="7"/>por el honor de su nombre.</text:p>
      <text:p text:style-name="P35"><text:s text:c="7"/>Aunque camine por cañadas oscuras,</text:p>
      <text:p text:style-name="P35"><text:s text:c="7"/>nada temo, porque tú vas conmigo:</text:p>
      <text:p text:style-name="P28"><text:span text:style-name="T6"><text:s text:c="7"/>tu vara y tu cayado me sosiegan.<text:tab/></text:span><text:span text:style-name="T13">R.</text:span></text:p>
      <text:p text:style-name="P21"/>
      <text:p text:style-name="P50"><text:tab/>Preparas una mesa ante mí</text:p>
      <text:p text:style-name="P36"><text:s text:c="7"/>enfrente de mis enemigos;</text:p>
      <text:p text:style-name="P36"><text:s text:c="7"/>me unges la cabeza con perfume,</text:p>
      <text:p text:style-name="P29"><text:span text:style-name="T6"><text:s text:c="7"/>y mi copa rebosa.<text:tab/></text:span><text:span text:style-name="T13">R.</text:span></text:p>
      <text:p text:style-name="P51"/>
      <text:p text:style-name="P50"><text:tab/>Tu bondad y tu misericordia me acompañan</text:p>
      <text:p text:style-name="P36"><text:s text:c="7"/>todos los días de mi vida,</text:p>
      <text:p text:style-name="P36"><text:s text:c="7"/>y habitaré en la casa del Señor</text:p>
      <text:p text:style-name="P29"><text:span text:style-name="T8"><text:s text:c="7"/>por años sin término.<text:tab/></text:span><text:span text:style-name="T13">R.</text:span></text:p>
      <text:p text:style-name="P17"/>
      <text:p text:style-name="P15"><text:span text:style-name="T31">SEGUNDA</text:span> LECTURA</text:p>
      <text:p text:style-name="P16"/>
      <text:p text:style-name="P44">Nos predestinó a ser imagen de su Hijo</text:p>
      <text:p text:style-name="P8"/>
      <text:p text:style-name="P30"><text:span text:style-name="T20">Lectura de la carta del apóstol san Pablo a los Romanos</text:span><text:span text:style-name="T12"> 8, 28-32</text:span></text:p>
      <text:p text:style-name="P22"/>
      <text:p text:style-name="P31"><text:span text:style-name="T23">Hermanos: <text:s text:c="78"/></text:span><text:span text:style-name="T32">Sabemos que Dios hace que todas las cosas contribuyan al bien de los que le aman, de los que han sido llamados según su voluntad.</text:span></text:p>
      <text:p text:style-name="P23"/>
      <text:p text:style-name="P34">A los que de antemano conoció, a esos los predestinó a reproducir la imagen de su Hijo, para que sea él el primogénito entre muchos hermanos. A los que predestinó también los llamó; y a los que llamó también los justificó; y a los que justificó también los glorificó. </text:p>
      <text:p text:style-name="P23"/>
      <text:p text:style-name="P54">¿Qué diremos más? Si Dios está por nosotros, ¿quién contra nosotros? El que no perdonó a su propio Hijo, sino que lo entregó por todos nosotros, ¿cómo no nos dará todo con su Hijo?</text:p>
      <text:p text:style-name="P19"/>
      <text:p text:style-name="P4">Palabra de Dios.</text:p>
      <text:p text:style-name="P42"><text:soft-page-break/><text:span text:style-name="T10">Aleluy</text:span><text:span text:style-name="T11">a<text:tab/>Jn 14, 5</text:span></text:p>
      <text:p text:style-name="P39">Yo soy el camino, la verdad y la vida,</text:p>
      <text:p text:style-name="P39"><text:span text:style-name="T34">—</text:span> dice el Señor. <text:span text:style-name="T34">—</text:span></text:p>
      <text:p text:style-name="P39">Nadie va al Padre, sino por mí.</text:p>
      <text:p text:style-name="P11"/>
      <text:p text:style-name="P14">EVANGELIO</text:p>
      <text:p text:style-name="P10"/>
      <text:p text:style-name="P45">Escucha, Israel: amarás al Señor,</text:p>
      <text:p text:style-name="P45">tu Dios, con todo tu corazón</text:p>
      <text:p text:style-name="P7"/>
      <text:p text:style-name="P32"><text:span text:style-name="T15">✠</text:span><text:span text:style-name="T3"> </text:span><text:span text:style-name="T19">Lectura del santo Evangelio según san Marcos</text:span><text:span text:style-name="T16"> 12, 28b-34</text:span></text:p>
      <text:p text:style-name="P2"/>
      <text:p text:style-name="P38"><text:span text:style-name="T2">E</text:span><text:span text:style-name="T1">n aquel tiempo, un letrado se acercó a Jesús y le preguntó: <text:s text:c="13"/></text:span><text:span text:style-name="T35">— </text:span>¿Qué mandamiento es el primero de todos? <text:span text:style-name="T35">—</text:span></text:p>
      <text:p text:style-name="P24"/>
      <text:p text:style-name="P37">Respondió Jesús:</text:p>
      <text:p text:style-name="P24"/>
      <text:p text:style-name="P37"><text:span text:style-name="T35">— </text:span>El primero es: “Escucha, Israel, el Señor nuestro Dios es el único Señor: amarás al Señor, tu Dios, con todo tu corazón, con toda tu alma, con toda tu mente, con todo tu ser”. El segundo es éste: “Amarás a tu prójimo como a ti mismo”. No hay mandamiento mayor que estos. <text:span text:style-name="T35">—</text:span></text:p>
      <text:p text:style-name="P24"/>
      <text:p text:style-name="P37">El letrado replicó:</text:p>
      <text:p text:style-name="P24"/>
      <text:p text:style-name="P37"><text:span text:style-name="T35">— </text:span>Muy bien, Maestro, tienes razón cuando dices que el Señor es uno solo y no hay otro fuera de él; y que amarlo con todo el corazón, con todo el entendimiento y con todo el ser y amar al prójimo como a uno mismo vale más que todos los holocaustos y sacrificios. <text:span text:style-name="T35">—</text:span></text:p>
      <text:p text:style-name="P24"/>
      <text:p text:style-name="P37">Jesús, viendo que había respondido sensatamente, le dijo:</text:p>
      <text:p text:style-name="P24"/>
      <text:p text:style-name="P37"><text:span text:style-name="T35">— </text:span>No estás lejos del Reino de Dios. <text:span text:style-name="T35">—</text:span></text:p>
      <text:p text:style-name="P24"/>
      <text:p text:style-name="P37"><text:span text:style-name="T17">Y nadie se atrevió a hacerle más preguntas.</text:span></text:p>
      <text:p text:style-name="P7"/>
      <text:p text:style-name="P5">Palabra de<text:span text:style-name="T21">l</text:span> <text:span text:style-name="T21">Señor</text:span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atin Modern Roman" svg:font-family="'Latin Modern Roman'"/>
    <style:font-face style:name="Latin Modern Roman1" svg:font-family="'Latin Modern Roman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eX Gyre Pagella" svg:font-family="'TeX Gyre Pagella'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296cm" style:type="center"/>
          <style:tab-stop style:position="18.59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296cm" style:type="center"/>
          <style:tab-stop style:position="18.591cm" style:type="right"/>
        </style:tab-stops>
      </style:paragraph-properties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aption_20_characters" style:display-name="Caption characters" style:family="text"/>
    <style:style style:name="Footnote_20_Symbol" style:display-name="Footnote Symbol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20T19:53:14.394857212</meta:creation-date>
    <dc:date>2023-09-22T20:59:38.699918803</dc:date>
    <meta:editing-duration>PT2H46M40S</meta:editing-duration>
    <meta:editing-cycles>47</meta:editing-cycles>
    <meta:generator>LibreOffice/7.5.3.2$Linux_X86_64 LibreOffice_project/50$Build-2</meta:generator>
    <meta:document-statistic meta:table-count="0" meta:image-count="0" meta:object-count="0" meta:page-count="3" meta:paragraph-count="54" meta:word-count="591" meta:character-count="3364" meta:non-whitespace-character-count="2629"/>
  </office:meta>
</office:document-meta>
</file>